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8pt" fo:font-weight="bold" officeooo:rsid="000311b7" officeooo:paragraph-rsid="0005d22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311b7" officeooo:paragraph-rsid="0005d226" style:font-size-asian="22pt" style:font-weight-asian="bold" style:font-size-complex="22pt" style:font-weight-complex="bold"/>
    </style:style>
    <style:style style:name="T1" style:family="text">
      <style:text-properties officeooo:rsid="0005d2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ven Cli</text:span> – Task</text:p>
      <text:p text:style-name="P1">- Santhosh 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18:38:27.218822881</meta:creation-date>
    <dc:date>2023-03-07T18:39:35.106556097</dc:date>
    <meta:editing-duration>PT1M8S</meta:editing-duration>
    <meta:editing-cycles>1</meta:editing-cycles>
    <meta:document-statistic meta:table-count="0" meta:image-count="0" meta:object-count="0" meta:page-count="1" meta:paragraph-count="2" meta:word-count="6" meta:character-count="28" meta:non-whitespace-character-count="23"/>
    <meta:generator>LibreOffice/6.0.7.3$Linux_X86_64 LibreOffice_project/00m0$Build-3</meta:generator>
  </office:meta>
</office:document-meta>
</file>